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0fe312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paragraph-rsid="000fe312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rsid="000fe312" officeooo:paragraph-rsid="000fe312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inherit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fe312" officeooo:paragraph-rsid="000fe31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fe312" officeooo:paragraph-rsid="001066c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fe312" officeooo:paragraph-rsid="0012239d"/>
    </style:style>
    <style:style style:name="T1" style:family="text">
      <style:text-properties officeooo:rsid="001066c8"/>
    </style:style>
    <style:style style:name="T2" style:family="text">
      <style:text-properties officeooo:rsid="0012239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hat I need to do... OOP.</text:p>
      <text:p text:style-name="P4"/>
      <text:p text:style-name="P3"/>
      <text:p text:style-name="P3">The features that you must implement are:</text:p>
      <text:list xml:id="list1301260147316662717" text:style-name="L1">
        <text:list-item>
          <text:p text:style-name="P6">All Minesweeper games must be stored on disk and read at the start of a new game.</text:p>
        </text:list-item>
        <text:list-item>
          <text:p text:style-name="P6">Allow the user to save partial solutions and restart from them.</text:p>
        </text:list-item>
        <text:list-item>
          <text:p text:style-name="P6">Allow the user to nominate a username and save statistics on each user. Also allow a user to view a league table of user’s performance.</text:p>
        </text:list-item>
        <text:list-item>
          <text:p text:style-name="P6">Provide easy, medium and hard games. The hardness of a game depends on the ratio of number of mines to the size of the grid for the game.</text:p>
        </text:list-item>
        <text:list-item>
          <text:p text:style-name="P6">Allow the user to ask for the puzzle to be completed.</text:p>
        </text:list-item>
        <text:list-item>
          <text:p text:style-name="P6">Allow the user to perform any number of undo and redo commands.</text:p>
        </text:list-item>
        <text:list-item>
          <text:p text:style-name="P6">Allow mines to have different impacts ranging from minor to destroy. For example, two medium strength mines could have the same impact as one destroy strength mine.</text:p>
        </text:list-item>
        <text:list-item>
          <text:p text:style-name="P6">A well designed GUI interface.</text:p>
        </text:list-item>
      </text:list>
      <text:p text:style-name="P1"/>
      <text:p text:style-name="P7">What I currently have achieved:</text:p>
      <text:p text:style-name="P9"><text:span text:style-name="T2">Reasonable GUI needs tweaking.</text:span></text:p>
      <text:p text:style-name="P8"><text:span text:style-name="T1">User folders are created</text:span></text:p>
      <text:p text:style-name="P8"><text:span text:style-name="T1">Ability to select Easy Medium Hard (IN PROGRESS)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9-18T10:03:13</meta:creation-date>
    <dc:date>2013-10-11T19:32:51</dc:date>
    <dc:creator>ben </dc:creator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5" meta:word-count="178" meta:character-count="942" meta:non-whitespace-character-count="785"/>
  </office:meta>
</office:document-meta>
</file>